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image-width="0cm" draw:fill-image-height="0cm"/>
      <style:paragraph-properties fo:line-height="100%" fo:text-align="end" style:justify-single-word="false" style:page-number="auto" style:shadow="none"/>
      <style:text-properties style:font-name="Calibri" officeooo:rsid="0018d9e9" officeooo:paragraph-rsid="0018d9e9"/>
    </style:style>
    <style:style style:name="P2" style:family="paragraph" style:parent-style-name="Standard">
      <loext:graphic-properties draw:fill-image-width="0cm" draw:fill-image-height="0cm"/>
      <style:paragraph-properties fo:line-height="100%" fo:text-align="end" style:justify-single-word="false" style:shadow="none"/>
      <style:text-properties style:font-name="Calibri" officeooo:rsid="0018d9e9" officeooo:paragraph-rsid="0018d9e9"/>
    </style:style>
    <style:style style:name="P3" style:family="paragraph" style:parent-style-name="Standard">
      <loext:graphic-properties draw:fill-image-width="0cm" draw:fill-image-height="0cm"/>
      <style:paragraph-properties fo:line-height="100%" style:shadow="none"/>
      <style:text-properties style:font-name="Calibri" fo:font-weight="bold" officeooo:rsid="0018d9e9" officeooo:paragraph-rsid="0018d9e9" style:font-weight-asian="bold" style:font-weight-complex="bold"/>
    </style:style>
    <style:style style:name="P4"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192162" officeooo:paragraph-rsid="0018d9e9" style:font-weight-asian="normal" style:font-weight-complex="normal"/>
    </style:style>
    <style:style style:name="P5"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decb6c" officeooo:paragraph-rsid="00decb6c" style:font-weight-asian="bold" style:font-weight-complex="bold"/>
    </style:style>
    <style:style style:name="P6"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04a7b" officeooo:paragraph-rsid="00e8abfb" style:font-weight-asian="bold" style:font-weight-complex="bold"/>
    </style:style>
    <style:style style:name="P7"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04a7b" officeooo:paragraph-rsid="00ed8a65" style:font-weight-asian="bold" style:font-weight-complex="bold"/>
    </style:style>
    <style:style style:name="P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04a7b" officeooo:paragraph-rsid="00f1e6a4" style:font-weight-asian="bold" style:font-weight-complex="bold"/>
    </style:style>
    <style:style style:name="P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04a7b" officeooo:paragraph-rsid="00f57523" style:font-weight-asian="bold" style:font-weight-complex="bold"/>
    </style:style>
    <style:style style:name="P10"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04a7b" officeooo:paragraph-rsid="011d047d" style:font-weight-asian="bold" style:font-weight-complex="bold"/>
    </style:style>
    <style:style style:name="P11"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8abfb" officeooo:paragraph-rsid="00e8abfb" style:font-weight-asian="bold" style:font-weight-complex="bold"/>
    </style:style>
    <style:style style:name="P12"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a6bcd" officeooo:paragraph-rsid="00ea6bcd" style:font-weight-asian="bold" style:font-weight-complex="bold"/>
    </style:style>
    <style:style style:name="P13"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d8a65" officeooo:paragraph-rsid="00ed8a65" style:font-weight-asian="bold" style:font-weight-complex="bold"/>
    </style:style>
    <style:style style:name="P14"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f57523" officeooo:paragraph-rsid="00f57523" style:font-weight-asian="bold" style:font-weight-complex="bold"/>
    </style:style>
    <style:style style:name="P15"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fd3cec" officeooo:paragraph-rsid="01030e1c" style:font-weight-asian="bold" style:font-weight-complex="bold"/>
    </style:style>
    <style:style style:name="P16"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fe6f85" officeooo:paragraph-rsid="01030e1c" style:font-weight-asian="bold" style:font-weight-complex="bold"/>
    </style:style>
    <style:style style:name="P17"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1040e7d" officeooo:paragraph-rsid="01040e7d" style:font-weight-asian="bold" style:font-weight-complex="bold"/>
    </style:style>
    <style:style style:name="P1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1060d06" officeooo:paragraph-rsid="01060d06" style:font-weight-asian="bold" style:font-weight-complex="bold"/>
    </style:style>
    <style:style style:name="P1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1060d06" officeooo:paragraph-rsid="010a3bc7" style:font-weight-asian="bold" style:font-weight-complex="bold"/>
    </style:style>
    <style:style style:name="P20"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108f547" officeooo:paragraph-rsid="0108f547" style:font-weight-asian="bold" style:font-weight-complex="bold"/>
    </style:style>
    <style:style style:name="P21"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1090e6f" officeooo:paragraph-rsid="010d1af9" style:font-weight-asian="bold" style:font-weight-complex="bold"/>
    </style:style>
    <style:style style:name="P2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6pt" style:text-underline-style="solid" style:text-underline-width="auto" style:text-underline-color="font-color" fo:font-weight="bold" officeooo:rsid="00e06859" officeooo:paragraph-rsid="00e06859"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a82e0b" style:font-weight-asian="normal" style:font-weight-complex="normal"/>
    </style:style>
    <style:style style:name="T3" style:family="text">
      <style:text-properties fo:font-weight="normal" officeooo:rsid="00defafe" style:font-weight-asian="normal" style:font-weight-complex="normal"/>
    </style:style>
    <style:style style:name="T4" style:family="text">
      <style:text-properties fo:font-weight="normal" officeooo:rsid="00e10b9e" style:font-weight-asian="normal" style:font-weight-complex="normal"/>
    </style:style>
    <style:style style:name="T5" style:family="text">
      <style:text-properties fo:font-weight="normal" officeooo:rsid="00e32601" style:font-weight-asian="normal" style:font-weight-complex="normal"/>
    </style:style>
    <style:style style:name="T6" style:family="text">
      <style:text-properties fo:font-weight="normal" officeooo:rsid="00e382a9" style:font-weight-asian="normal" style:font-weight-complex="normal"/>
    </style:style>
    <style:style style:name="T7" style:family="text">
      <style:text-properties fo:font-weight="normal" officeooo:rsid="00e4c627" style:font-weight-asian="normal" style:font-weight-complex="normal"/>
    </style:style>
    <style:style style:name="T8" style:family="text">
      <style:text-properties fo:font-weight="normal" officeooo:rsid="00e791fa" style:font-weight-asian="normal" style:font-weight-complex="normal"/>
    </style:style>
    <style:style style:name="T9" style:family="text">
      <style:text-properties fo:font-weight="normal" officeooo:rsid="00ed8a65" style:font-weight-asian="normal" style:font-weight-complex="normal"/>
    </style:style>
    <style:style style:name="T10" style:family="text">
      <style:text-properties fo:font-weight="normal" officeooo:rsid="00ef2c57" style:font-weight-asian="normal" style:font-weight-complex="normal"/>
    </style:style>
    <style:style style:name="T11" style:family="text">
      <style:text-properties fo:font-weight="normal" officeooo:rsid="00f043bc" style:font-weight-asian="normal" style:font-weight-complex="normal"/>
    </style:style>
    <style:style style:name="T12" style:family="text">
      <style:text-properties fo:font-weight="normal" officeooo:rsid="00f5c3bc" style:font-weight-asian="normal" style:font-weight-complex="normal"/>
    </style:style>
    <style:style style:name="T13" style:family="text">
      <style:text-properties fo:font-weight="normal" officeooo:rsid="00f8c9e1" style:font-weight-asian="normal" style:font-weight-complex="normal"/>
    </style:style>
    <style:style style:name="T14" style:family="text">
      <style:text-properties fo:font-weight="normal" officeooo:rsid="00fa63c7" style:font-weight-asian="normal" style:font-weight-complex="normal"/>
    </style:style>
    <style:style style:name="T15" style:family="text">
      <style:text-properties fo:font-weight="normal" officeooo:rsid="00fead3c" style:font-weight-asian="normal" style:font-weight-complex="normal"/>
    </style:style>
    <style:style style:name="T16" style:family="text">
      <style:text-properties fo:font-weight="normal" officeooo:rsid="01069c75" style:font-weight-asian="normal" style:font-weight-complex="normal"/>
    </style:style>
    <style:style style:name="T17" style:family="text">
      <style:text-properties fo:font-weight="normal" officeooo:rsid="01099000" style:font-weight-asian="normal" style:font-weight-complex="normal"/>
    </style:style>
    <style:style style:name="T18" style:family="text">
      <style:text-properties fo:font-weight="normal" officeooo:rsid="0109d5c8" style:font-weight-asian="normal" style:font-weight-complex="normal"/>
    </style:style>
    <style:style style:name="T19" style:family="text">
      <style:text-properties fo:font-weight="normal" officeooo:rsid="010a3bc7" style:font-weight-asian="normal" style:font-weight-complex="normal"/>
    </style:style>
    <style:style style:name="T20" style:family="text">
      <style:text-properties fo:font-weight="normal" officeooo:rsid="010c2b6a" style:font-weight-asian="normal" style:font-weight-complex="normal"/>
    </style:style>
    <style:style style:name="T21" style:family="text">
      <style:text-properties fo:font-weight="normal" officeooo:rsid="010c5153" style:font-weight-asian="normal" style:font-weight-complex="normal"/>
    </style:style>
    <style:style style:name="T22" style:family="text">
      <style:text-properties fo:font-weight="normal" officeooo:rsid="010d1af9" style:font-weight-asian="normal" style:font-weight-complex="normal"/>
    </style:style>
    <style:style style:name="T23" style:family="text">
      <style:text-properties fo:font-weight="normal" officeooo:rsid="010d500a" style:font-weight-asian="normal" style:font-weight-complex="normal"/>
    </style:style>
    <style:style style:name="T24" style:family="text">
      <style:text-properties fo:font-weight="normal" officeooo:rsid="010e7942" style:font-weight-asian="normal" style:font-weight-complex="normal"/>
    </style:style>
    <style:style style:name="T25" style:family="text">
      <style:text-properties fo:font-weight="normal" officeooo:rsid="010f7105" style:font-weight-asian="normal" style:font-weight-complex="normal"/>
    </style:style>
    <style:style style:name="T26" style:family="text">
      <style:text-properties fo:font-weight="normal" officeooo:rsid="01129034" style:font-weight-asian="normal" style:font-weight-complex="normal"/>
    </style:style>
    <style:style style:name="T27" style:family="text">
      <style:text-properties fo:font-weight="normal" officeooo:rsid="0114636e" style:font-weight-asian="normal" style:font-weight-complex="normal"/>
    </style:style>
    <style:style style:name="T28" style:family="text">
      <style:text-properties fo:font-weight="normal" officeooo:rsid="0114e3c9" style:font-weight-asian="normal" style:font-weight-complex="normal"/>
    </style:style>
    <style:style style:name="T29" style:family="text">
      <style:text-properties fo:font-weight="normal" officeooo:rsid="011821ce" style:font-weight-asian="normal" style:font-weight-complex="normal"/>
    </style:style>
    <style:style style:name="T30" style:family="text">
      <style:text-properties fo:font-weight="normal" officeooo:rsid="011835d6" style:font-weight-asian="normal" style:font-weight-complex="normal"/>
    </style:style>
    <style:style style:name="T31" style:family="text">
      <style:text-properties fo:font-weight="normal" officeooo:rsid="0118e777" style:font-weight-asian="normal" style:font-weight-complex="normal"/>
    </style:style>
    <style:style style:name="T32" style:family="text">
      <style:text-properties officeooo:rsid="00defafe"/>
    </style:style>
    <style:style style:name="T33" style:family="text">
      <style:text-properties officeooo:rsid="00e10b9e"/>
    </style:style>
    <style:style style:name="T34" style:family="text">
      <style:text-properties officeooo:rsid="00e382a9"/>
    </style:style>
    <style:style style:name="T35" style:family="text">
      <style:text-properties officeooo:rsid="011aa240"/>
    </style:style>
    <style:style style:name="T36" style:family="text">
      <style:text-properties officeooo:rsid="011bad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 Sina Iklil</text:p>
      <text:p text:style-name="P2">01505118</text:p>
      <text:p text:style-name="P3">Dokumentation <text:span text:style-name="T32">- </text:span>Computer Science Runner</text:p>
      <text:p text:style-name="P4"/>
      <text:p text:style-name="P5"><text:span text:style-name="T2">H</text:span><text:span text:style-name="T1">ier findet man eine Dokumentation der wichtigsten Spielmechaniken und eine technische Beschreibung</text:span><text:span text:style-name="T3"> des Projekts</text:span><text:span text:style-name="T1">.</text:span></text:p>
      <text:p text:style-name="P5"><text:span text:style-name="T1"/></text:p>
      <text:p text:style-name="P22">Allgemein</text:p>
      <text:p text:style-name="P6"><text:span text:style-name="T1">ComputerScienceRunner ist ein Jump 'n' Run Spiel, bei dem man den Studienplan des Studiums Bachelor Informatik und Master Informatik durchspielen kann. </text:span></text:p>
      <text:p text:style-name="P6"><text:span text:style-name="T4"/></text:p>
      <text:p text:style-name="P14"><text:span text:style-name="T33">S</text:span>pieler</text:p>
      <text:p text:style-name="P14"><text:span text:style-name="T4">D</text:span><text:span text:style-name="T1">er Spieler kann einen männlichen oder weiblichen Charakter wählen, wenn er das Spiel das erste Mal spielt. Man kann den Charakter in den Optionen wieder ändern.</text:span></text:p>
      <text:p text:style-name="P9"><text:span text:style-name="T4"/></text:p>
      <text:p text:style-name="P11"><text:span text:style-name="T33">L</text:span>evels</text:p>
      <text:p text:style-name="P6"><text:span text:style-name="T4">Es gibt insgesamt 10 Level im Spiel und jedes Level stellt sozusagen ein Semester dar.</text:span><text:span text:style-name="T12"> Am Anfang kann der Spieler nur das erste Level spielen und muss jedes Level freischalten, indem er das vorherige Level absolviert. Man kann jedoch in den Optionen auch alle Levels </text:span><text:span text:style-name="T13">sofort </text:span><text:span text:style-name="T12">freischalten. Dieses Feature habe ich deswegen eingebaut, da manche Spieler eventuell ein Level skippen möchten oder erst beim Master, also bei Level 7 beginnen wollen.</text:span><text:span text:style-name="T14"> Man kann auch den bisherigen Fortschritt in den Optionen löschen und wieder bei Level 1 beginnen.</text:span><text:span text:style-name="T26"> Jedes Level hat eine eigene Musik (siehe Credits) und ein eigene</text:span><text:span text:style-name="T27">n </text:span><text:span text:style-name="T28">S</text:span><text:span text:style-name="T27">til</text:span><text:span text:style-name="T28"> (z.B. Wüste, Eis</text:span><text:span text:style-name="T29">, Grün</text:span><text:span text:style-name="T30">, Herbst</text:span><text:span text:style-name="T29"> usw.</text:span><text:span text:style-name="T28">)</text:span><text:span text:style-name="T26">.</text:span></text:p>
      <text:p text:style-name="P6"><text:span text:style-name="T14"/></text:p>
      <text:p text:style-name="P15">ECTS</text:p>
      <text:p text:style-name="P16"><text:span text:style-name="T14">I</text:span><text:span text:style-name="T15">n jedem Level bzw. Semester gibt es 30 ECTS zu sammeln. Die ECTS haben für den Spieler an sich keinen Nutzen, sondern sind nur ein Collectible wie in vielen Jump 'n' Runs. Der Spieler muss also nicht alle 30 ECTS haben um ein Level zu absolvieren.</text:span><text:span text:style-name="T18"> Es gibt auch gelbe ECTSBricks. Wenn der Spieler dagegen springt, kann der Spieler den ECTS Punkt einsammeln.</text:span></text:p>
      <text:p text:style-name="P16"><text:span text:style-name="T15"/></text:p>
      <text:p text:style-name="P17">Coins</text:p>
      <text:p text:style-name="P19"><text:span text:style-name="T4">E</text:span><text:span text:style-name="T1">s gibt im Spiel auch Coins, die der Spieler sammeln kann. </text:span><text:span text:style-name="T16">Diese haben so wie ECTS keinen Nutzen.</text:span><text:span text:style-name="T19"> </text:span><text:span text:style-name="T18">Es gibt auch gelbe </text:span><text:span text:style-name="T20">CoinB</text:span><text:span text:style-name="T18">ricks</text:span><text:span text:style-name="T20">, welche optisch genauso aussehen wie ECTSBricks</text:span><text:span text:style-name="T18">. Wenn der Spieler dagegen springt, kann der Spieler d</text:span><text:span text:style-name="T21">en Coin</text:span><text:span text:style-name="T18"> einsammeln.</text:span></text:p>
      <text:p text:style-name="P18"><text:span text:style-name="T16"/></text:p>
      <text:p text:style-name="P20">Herzen</text:p>
      <text:p text:style-name="P21"><text:span text:style-name="T16">D</text:span><text:span text:style-name="T1">er Spieler hat 3 Herzen. Wenn er 0 Herzen hat, gibt es ein Game Over.</text:span><text:span text:style-name="T25"> </text:span><text:span text:style-name="T17">Man kann im Spiel</text:span><text:span text:style-name="T25"> natürlich auch</text:span><text:span text:style-name="T17"> Herzen </text:span><text:span text:style-name="T25">einsammeln</text:span><text:span text:style-name="T17">.</text:span><text:span text:style-name="T25"> Herzen verliert man wenn man einen Bug (also Käfer) berührt oder wenn Lava oder Spikes (also Stacheln) berührt. </text:span><text:span text:style-name="T18">Es gibt auch gelbe </text:span><text:span text:style-name="T22">Heart</text:span><text:span text:style-name="T20">B</text:span><text:span text:style-name="T18">ricks</text:span><text:span text:style-name="T20">, welche optisch genauso aussehen wie ECTSBricks</text:span><text:span text:style-name="T23"> oder CoinBricks</text:span><text:span text:style-name="T18">. Wenn der Spieler dagegen springt, kann der Spieler d</text:span><text:span text:style-name="T24">as Herz</text:span><text:span text:style-name="T18"> einsammeln.</text:span></text:p>
      <text:p text:style-name="P6"><text:span text:style-name="T4"/></text:p>
      <text:p text:style-name="P12"><text:span text:style-name="T33">I</text:span>nformationskacheln<text:span text:style-name="T35"> bzw. InfoBricks</text:span></text:p>
      <text:p text:style-name="P8"><text:span text:style-name="T4">In jedem Level findet man Informationskacheln bzw. InfoBricks, gegen die der Spieler mit dem Kopf springen kann um den Text zu lesen.</text:span><text:span text:style-name="T5"> Dabei werden dem Spieler Inhalte vermittelt über die Lehrveranstaltungen die er besuchen muss bzw. kann.</text:span><text:span text:style-name="T11"> </text:span><text:span text:style-name="T9">Man kann die</text:span><text:span text:style-name="T11"> Texte</text:span><text:span text:style-name="T9"> in </text:span><text:span text:style-name="T10">"</text:span><text:span text:style-name="T11">InfoBrickTexte</text:span><text:span text:style-name="T9">.pdf</text:span><text:span text:style-name="T10">"</text:span><text:span text:style-name="T9"> bzw. in </text:span><text:span text:style-name="T10">"</text:span><text:span text:style-name="T11">InfoBrickTexte </text:span><text:span text:style-name="T9">.odt</text:span><text:span text:style-name="T10">"</text:span><text:span text:style-name="T9"> <text:s/>nachlesen.</text:span></text:p>
      <text:p text:style-name="P6"><text:span text:style-name="T6"/></text:p>
      <text:p text:style-name="P6"><text:span text:style-name="T6"/></text:p>
      <text:p text:style-name="P13"><text:soft-page-break/><text:span text:style-name="T34">F</text:span>ragen</text:p>
      <text:p text:style-name="P7"><text:span text:style-name="T7">Am Ende jedes Levels, werden dem Spieler 3 Fragen gestellt</text:span><text:span text:style-name="T8">, jedoch gibt es keinen Nachteil für ihn, wenn er alle Fragen falsch beantwortet.</text:span><text:span text:style-name="T9"> Man kann die Fragen in </text:span><text:span text:style-name="T10">"</text:span><text:span text:style-name="T9">Fragen.pdf</text:span><text:span text:style-name="T10">"</text:span><text:span text:style-name="T9"> bzw. in </text:span><text:span text:style-name="T10">"</text:span><text:span text:style-name="T9">Fragen.odt</text:span><text:span text:style-name="T10">"</text:span><text:span text:style-name="T9"> <text:s/>nachles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0:07:58.234000000</meta:creation-date>
    <dc:date>2020-01-25T00:22:22.173000000</dc:date>
    <meta:editing-duration>PT6H34M38S</meta:editing-duration>
    <meta:editing-cycles>254</meta:editing-cycles>
    <meta:generator>LibreOffice/5.1.5.2$Windows_x86 LibreOffice_project/7a864d8825610a8c07cfc3bc01dd4fce6a9447e5</meta:generator>
    <meta:document-statistic meta:table-count="0" meta:image-count="0" meta:object-count="0" meta:page-count="2" meta:paragraph-count="20" meta:word-count="434" meta:character-count="2752" meta:non-whitespace-character-count="2335"/>
  </office:meta>
</office:document-meta>
</file>